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dccb" officeooo:paragraph-rsid="0013dccb"/>
    </style:style>
    <style:style style:name="P2" style:family="paragraph" style:parent-style-name="Text_20_body">
      <style:text-properties officeooo:rsid="00155892" officeooo:paragraph-rsid="00155892"/>
    </style:style>
    <style:style style:name="P3" style:family="paragraph" style:parent-style-name="Standard">
      <style:text-properties officeooo:rsid="0013dccb" officeooo:paragraph-rsid="0013dccb"/>
    </style:style>
    <style:style style:name="P4" style:family="paragraph" style:parent-style-name="Standard">
      <style:paragraph-properties fo:margin-top="0in" fo:margin-bottom="0.1965in" loext:contextual-spacing="false"/>
      <style:text-properties officeooo:paragraph-rsid="0013dccb"/>
    </style:style>
    <style:style style:name="T1" style:family="text">
      <style:text-properties officeooo:rsid="0013dccb"/>
    </style:style>
    <style:style style:name="T2" style:family="text">
      <style:text-properties officeooo:rsid="00162a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ploration de dataset</text:p>
      <text:p text:style-name="Text_20_body"/>
      <text:p text:style-name="P1">Contexte : vous êtes dans une entreprise ou organisation opérant sur un secteur d’activité donné. Votre manager vous fournit un dataset vous demandant d’en extraire toute les informations pertinentes possible pour son service. Votre rôle est donc de faire une exploration du jeu de donnée fourni afin de fournir vos conclusions à votre manager. </text:p>
      <text:p text:style-name="P1"/>
      <text:p text:style-name="P1">Le dataset à analyser (et donc l’entreprise pour qui vous travaillez) est à votre libre discretion. Voilà des datasets pouvant être utilisés. Une probablématique ou un fil conducteur doit choisi ! </text:p>
      <text:p text:style-name="P1"/>
      <text:p text:style-name="P3">- <text:a xlink:type="simple" xlink:href="https://www.kaggle.com/worldbank/world-development-indicators" office:target-frame-name="_blank" xlink:show="new" text:style-name="Internet_20_link" text:visited-style-name="Visited_20_Internet_20_Link">Etudier les indicateurs de développement des pays dans le monde   </text:a></text:p>
      <text:p text:style-name="P4">- <text:a xlink:type="simple" xlink:href="https://www.kaggle.com/kemical/kickstarter-projects" office:target-frame-name="_blank" xlink:show="new" text:style-name="Internet_20_link" text:visited-style-name="Visited_20_Internet_20_Link"><text:span text:style-name="T1">Levées de </text:span></text:a><text:a xlink:type="simple" xlink:href="https://www.kaggle.com/kemical/kickstarter-projects" office:target-frame-name="_blank" xlink:show="new" text:style-name="Internet_20_link" text:visited-style-name="Visited_20_Internet_20_Link">fonds collaboratives kickstaters</text:a> (<text:a xlink:type="simple" xlink:href="https://www.kaggle.com/codename007/funding-successful-projects)" office:target-frame-name="_blank" xlink:show="new" text:style-name="Internet_20_link" text:visited-style-name="Visited_20_Internet_20_Link">dataset supplémentaire</text:a><text:span text:style-name="T1">)</text:span></text:p>
      <text:p text:style-name="P4">- <text:a xlink:type="simple" xlink:href="https://www.kaggle.com/openfoodfacts/world-food-facts/version/5" office:target-frame-name="_blank" xlink:show="new" text:style-name="Internet_20_link" text:visited-style-name="Visited_20_Internet_20_Link">Donnée nutritionnelles.</text:a>  </text:p>
      <text:p text:style-name="Standard">- <text:a xlink:type="simple" xlink:href="https://www.kaggle.com/daveianhickey/2000-16-traffic-flow-england-scotland-wales" office:target-frame-name="_blank" xlink:show="new" text:style-name="Internet_20_link" text:visited-style-name="Visited_20_Internet_20_Link">Données sur les accidents de la route en grande bretagne</text:a></text:p>
      <text:p text:style-name="Standard">- <text:a xlink:type="simple" xlink:href="https://www.kaggle.com/dgawlik/nyse" office:target-frame-name="_blank" xlink:show="new" text:style-name="Internet_20_link" text:visited-style-name="Visited_20_Internet_20_Link">Données financière du New york stock exchange</text:a>.</text:p>
      <text:p text:style-name="P1"/>
      <text:p text:style-name="P1">De nombreux datasets sont disponibles sur <text:a xlink:type="simple" xlink:href="https://www.kaggle.com/datasets" text:style-name="Internet_20_link" text:visited-style-name="Visited_20_Internet_20_Link">kaggle</text:a> <text:s/>et sur d’autres sites. Vous êtes libres de chosir ce qui vous intéresse mais il faut faire valider par moi-même.</text:p>
      <text:p text:style-name="P2"/>
      <text:p text:style-name="P2">Groupe de deux maximum : chaque membre devra manipuler de la donnée.</text:p>
      <text:p text:style-name="P1"/>
      <text:p text:style-name="P1">Délivrables attendus : </text:p>
      <text:p text:style-name="P1">- Un notebook contenant vos analyses</text:p>
      <text:p text:style-name="P1">- Une présentation de 5 minutes sous formes de slides présentants les analyses effectuées, les conclusions ainsi que des visualations de données appuyant les analyses. </text:p>
      <text:p text:style-name="P1"/>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1:47:36.762018891</meta:creation-date>
    <dc:date>2019-04-10T11:56:50.425499214</dc:date>
    <meta:editing-duration>PT9M13S</meta:editing-duration>
    <meta:editing-cycles>3</meta:editing-cycles>
    <meta:generator>LibreOffice/5.1.6.2$Linux_X86_64 LibreOffice_project/10m0$Build-2</meta:generator>
    <meta:document-statistic meta:table-count="0" meta:image-count="0" meta:object-count="0" meta:page-count="1" meta:paragraph-count="13" meta:word-count="202" meta:character-count="1291" meta:non-whitespace-character-count="1092"/>
  </office:meta>
</office:document-meta>
</file>